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5cm" svg:y="3.3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3cm" svg:y="1.338cm">
          <draw:text-box>
            <text:p>Me</text:p>
          </draw:text-box>
        </draw:frame>
        <draw:line draw:style-name="gr16" draw:text-style-name="P1" draw:layer="layout" svg:x1="7.5cm" svg:y1="1.8cm" svg:x2="8.5cm" svg:y2="1.8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8cm" svg:y="4.338cm">
          <draw:text-box>
            <text:p>MH</text:p>
          </draw:text-box>
        </draw:frame>
        <draw:frame draw:style-name="gr21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6" draw:text-style-name="P1" draw:layer="layout" svg:x1="8.9cm" svg:y1="4.4cm" svg:x2="8.9cm" svg:y2="2.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5.2cm" svg:y2="3.9cm">
          <text:p/>
        </draw:line>
        <draw:line draw:style-name="gr24" draw:text-style-name="P1" draw:layer="layout" svg:x1="15.9cm" svg:y1="4.4cm" svg:x2="16.1cm" svg:y2="4.1cm">
          <text:p/>
        </draw:line>
        <draw:line draw:style-name="gr24" draw:text-style-name="P1" draw:layer="layout" svg:x1="15cm" svg:y1="4.3cm" svg:x2="13.6cm" svg:y2="2.9cm">
          <text:p/>
        </draw:line>
        <draw:custom-shape draw:style-name="gr25" draw:text-style-name="P1" draw:layer="layout" svg:width="0.9cm" svg:height="0.809cm" svg:x="8.478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235cm" svg:height="0.881cm" svg:x="9.358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77cm" svg:height="0.61cm" svg:x="10.035cm" svg:y="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1.311cm" svg:height="0.962cm" svg:x="9.735cm" svg:y="2.304cm">
          <draw:text-box>
            <text:p><text:span text:style-name="T1">C3</text:span></text:p>
          </draw:text-box>
        </draw:frame>
        <draw:line draw:style-name="gr29" draw:text-style-name="P1" draw:layer="layout" svg:x1="10.441cm" svg:y1="3.082cm" svg:x2="10.441cm" svg:y2="3.285cm">
          <text:p/>
        </draw:line>
        <draw:frame draw:style-name="gr30" draw:text-style-name="P3" draw:layer="layout" svg:width="1.907cm" svg:height="0.962cm" svg:x="9.735cm" svg:y="3.253cm">
          <draw:text-box>
            <text:p><text:span text:style-name="T1">dp10</text:span></text:p>
          </draw:text-box>
        </draw:frame>
        <draw:line draw:style-name="gr12" draw:text-style-name="P1" draw:layer="layout" svg:x1="13.9cm" svg:y1="4.1cm" svg:x2="14.3cm" svg:y2="4.5cm">
          <text:p/>
        </draw:line>
        <draw:line draw:style-name="gr12" draw:text-style-name="P1" draw:layer="layout" svg:x1="10.5cm" svg:y1="3cm" svg:x2="14.1cm" svg:y2="4.8cm">
          <text:p/>
        </draw:line>
        <draw:frame draw:style-name="gr31" draw:text-style-name="P2" draw:layer="layout" svg:width="1.205cm" svg:height="0.962cm" svg:x="11.3cm" svg:y="3.438cm">
          <draw:text-box>
            <text:p>37</text:p>
          </draw:text-box>
        </draw:frame>
        <draw:frame draw:style-name="gr31" draw:text-style-name="P2" draw:layer="layout" svg:width="1.205cm" svg:height="0.962cm" svg:x="13.2cm" svg:y="3.9cm">
          <draw:text-box>
            <text:p>36</text:p>
          </draw:text-box>
        </draw:frame>
        <draw:frame draw:style-name="gr31" draw:text-style-name="P2" draw:layer="layout" svg:width="1.205cm" svg:height="0.962cm" svg:x="14.495cm" svg:y="3cm">
          <draw:text-box>
            <text:p>16</text:p>
          </draw:text-box>
        </draw:frame>
        <draw:frame draw:style-name="gr31" draw:text-style-name="P2" draw:layer="layout" svg:width="1.205cm" svg:height="0.962cm" svg:x="12.195cm" svg:y="2.4cm">
          <draw:text-box>
            <text:p>29</text:p>
          </draw:text-box>
        </draw:frame>
        <draw:frame draw:style-name="gr31" draw:text-style-name="P2" draw:layer="layout" svg:width="1.205cm" svg:height="0.962cm" svg:x="14.4cm" svg:y="3.538cm">
          <draw:text-box>
            <text:p>38</text:p>
          </draw:text-box>
        </draw:frame>
        <draw:frame draw:style-name="gr31" draw:text-style-name="P2" draw:layer="layout" svg:width="1.205cm" svg:height="0.962cm" svg:x="15.795cm" svg:y="3.838cm">
          <draw:text-box>
            <text:p>3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18:59.089300744</dc:date>
    <meta:editing-duration>P6DT2H13M16S</meta:editing-duration>
    <meta:editing-cycles>42</meta:editing-cycles>
    <meta:generator>LibreOffice/6.0.7.3$Linux_X86_64 LibreOffice_project/00m0$Build-3</meta:generator>
    <meta:document-statistic meta:object-count="94"/>
  </office:meta>
</office:document-meta>
</file>